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7cm" style:rel-column-width="8778*"/>
    </style:style>
    <style:style style:name="Tableau81.B" style:family="table-column">
      <style:table-column-properties style:column-width="3.201cm" style:rel-column-width="12341*"/>
    </style:style>
    <style:style style:name="Tableau81.C" style:family="table-column">
      <style:table-column-properties style:column-width="4.009cm" style:rel-column-width="15455*"/>
    </style:style>
    <style:style style:name="Tableau81.D" style:family="table-column">
      <style:table-column-properties style:column-width="7.512cm" style:rel-column-width="28961*"/>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78" style:family="table">
      <style:table-properties style:width="17cm" table:align="margins"/>
    </style:style>
    <style:style style:name="Tableau78.A" style:family="table-column">
      <style:table-column-properties style:column-width="2.279cm" style:rel-column-width="8785*"/>
    </style:style>
    <style:style style:name="Tableau78.B" style:family="table-column">
      <style:table-column-properties style:column-width="3.235cm" style:rel-column-width="12470*"/>
    </style:style>
    <style:style style:name="Tableau78.C" style:family="table-column">
      <style:table-column-properties style:column-width="3.935cm" style:rel-column-width="15170*"/>
    </style:style>
    <style:style style:name="Tableau78.D" style:family="table-column">
      <style:table-column-properties style:column-width="7.551cm" style:rel-column-width="29110*"/>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9" style:family="table">
      <style:table-properties style:width="17cm" table:align="margins"/>
    </style:style>
    <style:style style:name="Tableau79.A" style:family="table-column">
      <style:table-column-properties style:column-width="2.279cm" style:rel-column-width="8785*"/>
    </style:style>
    <style:style style:name="Tableau79.B" style:family="table-column">
      <style:table-column-properties style:column-width="3.235cm" style:rel-column-width="12470*"/>
    </style:style>
    <style:style style:name="Tableau79.C" style:family="table-column">
      <style:table-column-properties style:column-width="3.935cm" style:rel-column-width="15170*"/>
    </style:style>
    <style:style style:name="Tableau79.D" style:family="table-column">
      <style:table-column-properties style:column-width="7.551cm" style:rel-column-width="29110*"/>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1291*"/>
    </style:style>
    <style:style style:name="Tableau90.B" style:family="table-column">
      <style:table-column-properties style:column-width="6.65cm" style:rel-column-width="3770*"/>
    </style:style>
    <style:style style:name="Tableau90.C" style:family="table-column">
      <style:table-column-properties style:column-width="8.073cm" style:rel-column-width="4577*"/>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91" style:family="table">
      <style:table-properties style:width="17cm" table:align="margins"/>
    </style:style>
    <style:style style:name="Tableau91.A" style:family="table-column">
      <style:table-column-properties style:column-width="2.208cm" style:rel-column-width="1252*"/>
    </style:style>
    <style:style style:name="Tableau91.B" style:family="table-column">
      <style:table-column-properties style:column-width="4.018cm" style:rel-column-width="2278*"/>
    </style:style>
    <style:style style:name="Tableau91.C" style:family="table-column">
      <style:table-column-properties style:column-width="3.448cm" style:rel-column-width="1955*"/>
    </style:style>
    <style:style style:name="Tableau91.D" style:family="table-column">
      <style:table-column-properties style:column-width="4.008cm" style:rel-column-width="2272*"/>
    </style:style>
    <style:style style:name="Tableau91.E" style:family="table-column">
      <style:table-column-properties style:column-width="3.318cm" style:rel-column-width="1881*"/>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start" style:justify-single-word="false"/>
      <style:text-properties fo:font-size="12pt" fo:background-color="#ffffff" style:font-size-asian="12pt" style:font-size-complex="12pt"/>
    </style:style>
    <style:style style:name="P12" style:family="paragraph" style:parent-style-name="Table_20_Contents">
      <style:paragraph-properties fo:text-align="start" style:justify-single-word="false"/>
    </style:style>
    <style:style style:name="P1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6"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9/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8207937797711906596" text:style-name="L1">
        <text:list-item>
          <text:p text:style-name="P14">Introduction</text:p>
          <text:p text:style-name="P14"/>
          <text:p text:style-name="P19">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9"/>
        </text:list-item>
        <text:list-item>
          <text:p text:style-name="P14">Description de la procédure de test</text:p>
          <text:p text:style-name="P19"/>
          <text:p text:style-name="P19">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9">Les tests d'intégration, quant à eux, doivent tester la redirection des boutons des pages PHP vers d'autres pages.</text:p>
          <text:p text:style-name="P19">Les tests unitaires ont pour but de tester les fonctions permettant le fonctionnement des modules de calcul des nombres premiers, de l'approximation du nombre d'or et de machine learning.<text:tab/></text:p>
          <text:p text:style-name="P19">Une dernière partie est dédiée aux tests des mesures de qualité en utilisation du site. Les mesures de qualité testées sont l'effectiveness et l'efficiency.</text:p>
          <text:p text:style-name="P19"/>
        </text:list-item>
        <text:list-item>
          <text:p text:style-name="P14">Description des informations à enregistrer pour les tests</text:p>
          <text:p text:style-name="P14"/>
        </text:list-item>
      </text:list>
      <text:p text:style-name="P2"><text:tab/>3.1 Tests d'acceptation</text:p>
      <text:list xml:id="list30765858" text:continue-numbering="true" text:style-name="L1">
        <text:list-header>
          <text:p text:style-name="P14"/>
        </text:list-header>
      </text:list>
      <text:p text:style-name="P2"><text:tab/><text:tab/>3.1.1 Campagne de tests d'acceptation</text:p>
      <text:list xml:id="list1682313491376595705" text:style-name="L2">
        <text:list-item>
          <text:list>
            <text:list-item>
              <text:list>
                <text:list-header>
                  <text:p text:style-name="P15"/>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0774970" text:continue-numbering="true" text:style-name="L2">
        <text:list-item>
          <text:list>
            <text:list-item>
              <text:list>
                <text:list-header>
                  <text:p text:style-name="P15"/>
                </text:list-header>
              </text:list>
            </text:list-item>
          </text:list>
        </text:list-item>
      </text:list>
      <text:p text:style-name="P2"><text:tab/><text:tab/>3.1.2 Tests d'acceptation</text:p>
      <text:list xml:id="list30766952" text:continue-numbering="true" text:style-name="L2">
        <text:list-item>
          <text:list>
            <text:list-item>
              <text:list>
                <text:list-header>
                  <text:p text:style-name="P15"/>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ext:soft-page-break/>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text:tab/></text:p>
      <text:list xml:id="list6778378766977103728" text:style-name="L3">
        <text:list-item>
          <text:list>
            <text:list-item>
              <text:p text:style-name="P16">Tests d'intégration</text:p>
            </text:list-item>
          </text:list>
        </text:list-item>
      </text:list>
      <text:p text:style-name="P2"/>
      <text:list xml:id="list30788338" text:continue-numbering="true" text:style-name="L3">
        <text:list-item>
          <text:list>
            <text:list-item>
              <text:list>
                <text:list-item>
                  <text:p text:style-name="P16">Campagnes des tests d'intégration</text:p>
                </text:list-item>
              </text:list>
            </text:list-item>
          </text:list>
        </text:list-item>
      </text:list>
      <text:list xml:id="list30779364" text:continue-list="list30766952" text:style-name="L2">
        <text:list-item>
          <text:list>
            <text:list-item>
              <text:list>
                <text:list-header>
                  <text:p text:style-name="P15"/>
                </text:list-header>
              </text:list>
            </text:list-item>
          </text:list>
        </text:list-item>
      </text:list>
      <table:table table:name="Tableau5" table:style-name="Tableau5">
        <table:table-column table:style-name="Tableau5.A"/>
        <table:table-column table:style-name="Tableau5.B"/>
        <text:soft-page-break/>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0777856" text:continue-numbering="true" text:style-name="L2">
        <text:list-item>
          <text:list>
            <text:list-item>
              <text:list>
                <text:list-header>
                  <text:p text:style-name="P15"/>
                </text:list-header>
              </text:list>
            </text:list-item>
          </text:list>
        </text:list-item>
      </text:list>
      <text:p text:style-name="P2"><text:tab/><text:tab/>3.2.2 Tests d'intégration</text:p>
      <text:list xml:id="list30767749" text:continue-numbering="true" text:style-name="L2">
        <text:list-item>
          <text:list>
            <text:list-item>
              <text:list>
                <text:list-header>
                  <text:p text:style-name="P15"/>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oft-page-break/><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ext:soft-page-break/>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ext:soft-page-break/>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ext:soft-page-break/>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ext:soft-page-break/>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text:soft-page-break/></text:p>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ext:soft-page-break/>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ext:soft-page-break/>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text:soft-page-break/>renseignés n'existe pas dans la base de données</text:p>
          </table:table-cell>
          <table:table-cell table:style-name="Tableau32.A4" office:value-type="string">
            <text:p text:style-name="P5">Les informations de l'utilisateur sont <text:soft-page-break/>enregistrées dans la base de données et l'utilisateur est redirigé vers la page principale</text:p>
          </table:table-cell>
          <table:table-cell table:style-name="Tableau32.A2" office:value-type="string">
            <text:p text:style-name="P5">Les informations de l'utilisateur sont <text:soft-page-break/>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ext:soft-page-break/>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text:soft-page-break/>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ext:soft-page-break/>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Affiche les informations à partir 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ext:soft-page-break/>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bouton</text:p>
          </table:table-cell>
          <table:table-cell table:style-name="Tableau71.A4" office:value-type="string">
            <text:p text:style-name="P5"><text:span text:style-name="T4">Affiche le résultat du script calculant les nombres premiers entre deux bornes</text:span>.</text:p>
          </table:table-cell>
          <table:table-cell table:style-name="Tableau71.A2" office:value-type="string">
            <text:p text:style-name="P5"><text:span text:style-name="T4">Affiche le résultat du 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ext:soft-page-break/>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7291374333336300723" text:style-name="L4">
        <text:list-item>
          <text:list>
            <text:list-item>
              <text:p text:style-name="P17">Tests unitaires</text:p>
              <text:p text:style-name="P17"/>
              <text:list>
                <text:list-item>
                  <text:p text:style-name="P17">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0764905" text:continue-numbering="true" text:style-name="L4">
        <text:list-item>
          <text:list>
            <text:list-item>
              <text:list>
                <text:list-item>
                  <text:p text:style-name="P17">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ext:soft-page-break/>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text:span text:style-name="T4">Renvoi d'erreur, si A&gt;B</text:span></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0792922" text:continue-numbering="true" text:style-name="L4">
        <text:list-item>
          <text:list>
            <text:list-item>
              <text:list>
                <text:list-item>
                  <text:p text:style-name="P17">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1, 2, 3, 5, 7]</text:p>
          </table:table-cell>
          <table:table-cell table:style-name="Tableau77.A2" office:value-type="string">
            <text:p text:style-name="P8"/>
          </table:table-cell>
          <table:table-cell table:style-name="Tableau77.A2" office:value-type="string">
            <text:p text:style-name="P5">NA</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text:soft-page-break/></text:p>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5"><text:span text:style-name="T4">1000000</text:span></text:p>
          </table:table-cell>
          <table:table-cell table:style-name="Tableau91.A4" office:value-type="string">
            <text:p text:style-name="P5"><text:span text:style-name="T4">[3;4]</text:span></text:p>
          </table:table-cell>
          <table:table-cell table:style-name="Tableau91.A2" office:value-type="string">
            <text:p text:style-name="P8"/>
          </table:table-cell>
          <table:table-cell table:style-name="Tableau91.A2" office:value-type="string">
            <text:p text:style-name="P5">NA</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5"><text:span text:style-name="T4">5000001</text:span></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table-cell table:style-name="Tableau91.A5" office:value-type="float" office:value="3">
            <text:p text:style-name="P5">3</text:p>
          </table:table-cell>
          <table:table-cell table:style-name="Tableau91.A5" office:value-type="float" office:value="-1000000">
            <text:p text:style-name="P5"><text:span text:style-name="T4">-1000000</text:span></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5"><text:span text:style-name="T4">1000000,5</text:span></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
      <text:p text:style-name="P2"/>
      <text:list xml:id="list2324611046912836993" text:style-name="L5">
        <text:list-item>
          <text:p text:style-name="P18">Mesures de qualités</text:p>
        </text:list-item>
      </text:list>
      <text:p text:style-name="P2"/>
      <text:list xml:id="list30776079" text:continue-numbering="true" text:style-name="L5">
        <text:list-item>
          <text:list>
            <text:list-item>
              <text:p text:style-name="P18">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e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5" office:value-type="string">
            <text:p text:style-name="P8"/>
          </table:table-cell>
          <table:table-cell table:style-name="Tableau80.A2" office:value-type="string">
            <text:p text:style-name="P5"/>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5" office:value-type="string">
            <text:p text:style-name="P5"/>
          </table:table-cell>
          <table:table-cell table:style-name="Tableau80.A2" office:value-type="string">
            <text:p text:style-name="P5"/>
          </table:table-cell>
        </table:table-row>
      </table:table>
      <text:p text:style-name="P2"/>
      <text:list xml:id="list30789001" text:continue-numbering="true" text:style-name="L5">
        <text:list-item>
          <text:list>
            <text:list-item>
              <text:p text:style-name="P18">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text:p>
          </table:table-cell>
          <table:table-cell table:style-name="Tableau81.A2" office:value-type="string">
            <text:p text:style-name="P5">Speed Up</text:p>
          </table:table-cell>
        </table:table-row>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5" office:value-type="string">
            <text:p text:style-name="P8"/>
          </table:table-cell>
          <table:table-cell table:style-name="Tableau81.A2" office:value-type="string">
            <text:p text:style-name="P8"/>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5" office:value-type="string">
            <text:p text:style-name="P5"/>
          </table:table-cell>
          <table:table-cell table:style-name="Tableau81.A2" office:value-type="string">
            <text:p text:style-name="P5"/>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ext:soft-page-break/>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5" office:value-type="string">
            <text:p text:style-name="P8"/>
          </table:table-cell>
          <table:table-cell table:style-name="Tableau78.A2" office:value-type="string">
            <text:p text:style-name="P8"/>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5" office:value-type="string">
            <text:p text:style-name="P5"/>
          </table:table-cell>
          <table:table-cell table:style-name="Tableau78.A2" office:value-type="string">
            <text:p text:style-name="P5"/>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5" office:value-type="string">
            <text:p text:style-name="P8"/>
          </table:table-cell>
          <table:table-cell table:style-name="Tableau79.A2" office:value-type="string">
            <text:p text:style-name="P8"/>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5" office:value-type="string">
            <text:p text:style-name="P5"/>
          </table:table-cell>
          <table:table-cell table:style-name="Tableau79.A2" office:value-type="string">
            <text:p text:style-name="P5"/>
          </table:table-cell>
        </table:table-row>
      </table:table>
      <text:p text:style-name="P2"/>
      <text:list xml:id="list30780619" text:continue-numbering="true" text:style-name="L5">
        <text:list-item>
          <text:p text:style-name="P18">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19T10:52:17.40</dc:date>
    <meta:editing-duration>P1DT10H13M36S</meta:editing-duration>
    <meta:editing-cycles>613</meta:editing-cycles>
    <meta:generator>OpenOffice/4.1.12$Win32 OpenOffice.org_project/4112m1$Build-9809</meta:generator>
    <meta:document-statistic meta:table-count="91" meta:image-count="0" meta:object-count="0" meta:page-count="25" meta:paragraph-count="1389" meta:word-count="6703" meta:character-count="40465"/>
  </office:meta>
</office:document-meta>
</file>